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 - 1h</text:p>
      <text:p text:style-name="Text_20_body">Début modélisation générale – 2h</text:p>
      <text:p text:style-name="Text_20_body">Installation d'Eclipse et Subclipse – 1h</text:p>
      <text:p text:style-name="Text_20_body">Test de Voicent WebAlert – 1h30</text:p>
      <text:p text:style-name="Text_20_body">Tutorial Voicent Inbound and Outbound Calls – 3h</text:p>
      <text:h text:style-name="Heading_20_2" text:outline-level="2">Le 27/12/07</text:h>
      <text:p text:style-name="Text_20_body">Auto-formation – 8h</text:p>
      <text:h text:style-name="Heading_20_2" text:outline-level="2">Le 28/12/07</text:h>
      <text:p text:style-name="Text_20_body">Use case – 4h</text:p>
      <text:h text:style-name="Heading_20_2" text:outline-level="2">Le 21/02/08</text:h>
      <text:p text:style-name="Text_20_body">Remise en route du projet</text:p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8-02-21T12:48:11</dc:date>
    <dc:language>en-US</dc:language>
    <meta:editing-cycles>22</meta:editing-cycles>
    <meta:editing-duration>P1DT2H12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6" meta:word-count="244" meta:character-count="1497"/>
  </office:meta>
</office:document-meta>
</file>